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0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2" table:number-columns-repeated="1021" table:default-cell-style-name="ce11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2" table:number-columns-repeated="1020" table:default-cell-style-name="ce11"/>
        <table:table-row table:style-name="ro3">
          <table:table-cell table:style-name="ce17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2022.12.28</text:p>
          </table:table-cell>
          <table:table-cell table:style-name="ce18" office:value-type="string" calcext:value-type="string">
            <text:p>InvestFuture Generation IF. Аня и Макс: в поисках профессии мечты</text:p>
          </table:table-cell>
          <table:table-cell table:style-name="ce18" office:value-type="string" calcext:value-type="string">
            <text:p>2022.12.29</text:p>
          </table:table-cell>
          <table:table-cell table:style-name="ce18" office:value-type="string" calcext:value-type="string">
            <text:p>393-393</text:p>
          </table:table-cell>
          <table:table-cell table:style-name="ce18" office:value-type="string" calcext:value-type="string">
            <text:p>0</text:p>
          </table:table-cell>
          <table:table-cell table:style-name="ce18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.00.0000</text:date>, <text:time style:data-style-name="N2" text:time-value="22:09:00.8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8-08T22:11:26.838000000</dc:date>
    <meta:editing-duration>P9DT13H44M40S</meta:editing-duration>
    <meta:editing-cycles>4012</meta:editing-cycles>
    <meta:document-statistic meta:table-count="3" meta:cell-count="641" meta:object-count="0"/>
    <meta:user-defined meta:name="qrichtext">1</meta:user-defined>
  </office:meta>
</office:document-meta>
</file>